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31pt"/>
    </style:style>
    <style:style style:name="co2" style:family="table-column">
      <style:table-column-properties fo:break-before="auto" style:column-width="171.35pt"/>
    </style:style>
    <style:style style:name="co3" style:family="table-column">
      <style:table-column-properties fo:break-before="auto" style:column-width="105.99pt"/>
    </style:style>
    <style:style style:name="co4" style:family="table-column">
      <style:table-column-properties fo:break-before="auto" style:column-width="185.75pt"/>
    </style:style>
    <style:style style:name="co5" style:family="table-column">
      <style:table-column-properties fo:break-before="auto" style:column-width="308.24pt"/>
    </style:style>
    <style:style style:name="co6" style:family="table-column">
      <style:table-column-properties fo:break-before="auto" style:column-width="334.06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51pt" fo:break-before="auto" style:use-optimal-row-height="true"/>
    </style:style>
    <style:style style:name="ro3" style:family="table-row">
      <style:table-row-properties style:row-height="96.24pt" fo:break-before="auto" style:use-optimal-row-height="true"/>
    </style:style>
    <style:style style:name="ro4" style:family="table-row">
      <style:table-row-properties style:row-height="35.4pt" fo:break-before="auto" style:use-optimal-row-height="true"/>
    </style:style>
    <style:style style:name="ro5" style:family="table-row">
      <style:table-row-properties style:row-height="24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74pt solid #000000"/>
      <style:text-properties fo:font-size="7pt" fo:font-weight="bold" style:font-size-asian="7pt" style:font-weight-asian="bold" style:font-size-complex="7pt" style:font-weight-complex="bold"/>
    </style:style>
    <style:style style:name="ce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T1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FreeSans" style:language-complex="hi" style:country-complex="IN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MX8MPLUS-SOM_Rev_А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Designation</text:p>
          </table:table-cell>
          <table:table-cell table:style-name="ce7" office:value-type="string" calcext:value-type="string">
            <text:p>Package</text:p>
          </table:table-cell>
          <table:table-cell table:style-name="ce7" office:value-type="string" calcext:value-type="string">
            <text:p>Designator</text:p>
          </table:table-cell>
          <table:table-cell table:style-name="ce7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18,R1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0R/1%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20,R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0R/1%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2,R9,R1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39,R47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4.7k/R0402</text:p>
          </table:table-cell>
          <table:table-cell office:value-type="string" calcext:value-type="string">
            <text:p>R0402</text:p>
          </table:table-cell>
          <table:table-cell table:style-name="ce6" office:value-type="string" calcext:value-type="string">
            <text:p>R13,R14,R28,R29,R30,R31,R32,R33,</text:p>
            <text:p>R34,R35,R36,R40,R41,R42,R43,R44,R45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8.25k/1%/0402</text:p>
          </table:table-cell>
          <table:table-cell table:style-name="ce3" office:value-type="string" calcext:value-type="string">
            <text:p>R0402</text:p>
          </table:table-cell>
          <table:table-cell table:style-name="ce3" office:value-type="string" calcext:value-type="string">
            <text:p>R22,R23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k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11,R12,R24,R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M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pF/50V/5%/COG/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26,C27,C122,C1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pF/50V/5%/COG/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124,C1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nF/50V/10%/X7R/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1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F/10V/10%/X7R/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96</text:p>
          </table:table-cell>
          <table:table-cell table:number-columns-repeated="1020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1uF/6.3V/20%/X5R/C0201</text:p>
          </table:table-cell>
          <table:table-cell office:value-type="string" calcext:value-type="string">
            <text:p>C0201</text:p>
          </table:table-cell>
          <table:table-cell table:style-name="ce6" office:value-type="string" calcext:value-type="string">
            <text:p>C2,C4,C5,C6,C7,C8,C10,C11,C12,C13,</text:p>
            <text:p>C14,C16,C17,C18,C19,C20,C22,C23,C24,</text:p>
            <text:p>C25,C37,C38,C57,C58,C59,C61,C62,C63,</text:p>
            <text:p>C64,C65,C66,C67,C68,C69,C74,C75,C76,</text:p>
            <text:p>C77,C78,C79,C80,C81,C82,C83,C84,C85,</text:p>
            <text:p>C86,C89,C90,C91,C92,C93,C94,C95,C98,</text:p>
            <text:p>C99,C100,C101,C102,C103,C104,C105,</text:p>
            <text:p>C106,C107,C109,C110,C111,C112,C113,</text:p>
            <text:p>C114,C115,C116,C117,C11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uF/10V/10%/X5R/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5,C42,C4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7uF/6.3V/20%/X5R/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40,C41,C56,C11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0uF/6.3V/20%/X5R/C0603</text:p>
          </table:table-cell>
          <table:table-cell office:value-type="string" calcext:value-type="string">
            <text:p>C0603</text:p>
          </table:table-cell>
          <table:table-cell table:style-name="ce15" office:value-type="string" calcext:value-type="string">
            <text:p>C28,C29,C30,C31,C32,C33,C34,C36,C39,C97,C108</text:p>
          </table:table-cell>
          <table:table-cell table:number-columns-repeated="1020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0603</text:p>
          </table:table-cell>
          <table:table-cell table:style-name="ce5" office:value-type="string" calcext:value-type="string">
            <text:p>C1,C3,C9,C15,C21,C44,C45,C46,C47,</text:p>
            <text:p>C48,C49,C50,C51,C52,C53,C54,C55,</text:p>
            <text:p>C60,C70,C72,C87</text:p>
          </table:table-cell>
          <table:table-cell table:number-columns-repeated="1020"/>
        </table:table-row>
        <table:table-row table:style-name="ro5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WPN252012ER47MT(0.47uH/20%/</text:p>
            <text:p>4.1A/DCR=0.026R/2.5x2.0x1.2mm)</text:p>
          </table:table-cell>
          <table:table-cell office:value-type="string" calcext:value-type="string">
            <text:p>WPN252012ER47MT</text:p>
            <text:p>(2.5x2.0x1.2mm)</text:p>
          </table:table-cell>
          <table:table-cell office:value-type="string" calcext:value-type="string">
            <text:p><text:span text:style-name="T1">L1,L2,L3,L4,</text:span><text:span text:style-name="T2">L5,L6</text:span>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MUN2235LT1G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,T2,T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,FET4,FET3,FET5,FET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STAT_LE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32.768kHz/12.5pF/2P/SMD1206</text:p>
          </table:table-cell>
          <table:table-cell table:style-name="ce13" office:value-type="string" calcext:value-type="string">
            <text:p>1206_3.20x1.50x0.65mm</text:p>
          </table:table-cell>
          <table:table-cell office:value-type="string" calcext:value-type="string">
            <text:p>Q1,Q2</text:p>
          </table:table-cell>
          <table:table-cell table:number-columns-repeated="1020"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Q24MHZ/20pF/20ppm/</text:p>
            <text:p>4P/3.2x2.5mm</text:p>
          </table:table-cell>
          <table:table-cell table:style-name="ce3" office:value-type="string" calcext:value-type="string">
            <text:p>TSX-3.2x2.5mm</text:p>
          </table:table-cell>
          <table:table-cell table:style-name="ce3" office:value-type="string" calcext:value-type="string">
            <text:p>Q3</text:p>
          </table:table-cell>
          <table:table-cell table:style-name="ce3"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IMX8ML8CVNKZAB(FCBGA548)</text:p>
          </table:table-cell>
          <table:table-cell table:style-name="ce14" office:value-type="string" calcext:value-type="string">
            <text:p>FCBGA548</text:p>
          </table:table-cell>
          <table:table-cell table:style-name="ce3" office:value-type="string" calcext:value-type="string">
            <text:p>U1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A9450CHN(HVQFN56)</text:p>
          </table:table-cell>
          <table:table-cell table:style-name="ce6" office:value-type="string" calcext:value-type="string">
            <text:p>SOT949-6(HVQFN56)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7" office:value-type="string" calcext:value-type="string">
            <text:p>K4F6E304HB-MGCJ</text:p>
          </table:table-cell>
          <table:table-cell table:style-name="ce17" office:value-type="string" calcext:value-type="string">
            <text:p>BGA200_LPDDR4</text:p>
          </table:table-cell>
          <table:table-cell table:style-name="ce17" office:value-type="string" calcext:value-type="string">
            <text:p>I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T24C16C-SSHM-T(SOIC-8_150mil)</text:p>
          </table:table-cell>
          <table:table-cell office:value-type="string" calcext:value-type="string">
            <text:p>SOIC-8_150mil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40-LF</text:p>
          </table:table-cell>
          <table:table-cell office:value-type="string" calcext:value-type="string">
            <text:p>LCD-LVDS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PV-WZB21-22-LF</text:p>
          </table:table-cell>
          <table:table-cell office:value-type="string" calcext:value-type="string">
            <text:p>MiPi_DSI1,MiPi_CSI1,MiPi_CSI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AV36P-2X20-LF</text:p>
          </table:table-cell>
          <table:table-cell table:style-name="ce6" office:value-type="string" calcext:value-type="string">
            <text:p>YA-V36P-2X20-LF</text:p>
          </table:table-cell>
          <table:table-cell office:value-type="string" calcext:value-type="string">
            <text:p>GPIO1,GPIO2,GPIO3,GPIO5,GPIO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AV36P-2X10-LF</text:p>
          </table:table-cell>
          <table:table-cell table:style-name="ce6" office:value-type="string" calcext:value-type="string">
            <text:p>YA-V36P-2X10-LF</text:p>
          </table:table-cell>
          <table:table-cell office:value-type="string" calcext:value-type="string">
            <text:p>GPIO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4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8pF/50V/5%/COG/C0402)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12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(10k/R0402)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3,R4,R6,R7,R37,R38,R4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150R/1%/R0402)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5,R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M/R0402)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1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0R/R0402)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16,R17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fo:background-color="transparent" style:scale-to="114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iMX8MPLUS-SOM-2G-IND_Rev_B-BOM</text:span></text:p>
        </style:region-center>
        <style:region-right>
          <text:p><text:span text:style-name="MT2"><text:date style:data-style-name="N2" text:date-value="2023-05-23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 style:data-style-name="N2" text:time-value="15:51:23.088442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5-23T15:54:38.813018225</dc:date>
    <meta:editing-duration>PT5H25M36S</meta:editing-duration>
    <meta:editing-cycles>82</meta:editing-cycles>
    <meta:document-statistic meta:table-count="1" meta:cell-count="160" meta:object-count="0"/>
  </office:meta>
</office:document-meta>
</file>